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left" draw:textarea-vertical-align="top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  <style:text-properties style:font-name="Comic Sans MS1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Comic Sans MS1" fo:font-size="30pt" style:font-size-asian="30pt" style:font-size-complex="30pt"/>
    </style:style>
    <style:style style:name="P4" style:family="paragraph">
      <style:text-properties style:font-name="Comic Sans MS1" fo:font-size="24pt" style:font-size-asian="24pt" style:font-size-complex="24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style:font-name="Comic Sans MS1" fo:font-size="26pt" style:font-size-asian="26pt" style:font-size-complex="26pt"/>
    </style:style>
    <style:style style:name="P7" style:family="paragraph">
      <style:paragraph-properties fo:text-align="justify"/>
    </style:style>
    <style:style style:name="P8" style:family="paragraph">
      <style:paragraph-properties fo:text-align="justify"/>
      <style:text-properties style:font-name="Comic Sans MS1" fo:font-size="24pt" style:font-size-asian="24pt" style:font-size-complex="24pt"/>
    </style:style>
    <style:style style:name="P9" style:family="paragraph">
      <style:paragraph-properties fo:text-align="center"/>
      <style:text-properties style:font-name="Comic Sans MS1" fo:font-size="24pt" style:font-size-asian="24pt" style:font-size-complex="24pt"/>
    </style:style>
    <style:style style:name="T1" style:family="text">
      <style:text-properties style:font-name="Comic Sans MS1" fo:font-size="30pt" style:font-size-asian="30pt" style:font-size-complex="30pt"/>
    </style:style>
    <style:style style:name="T2" style:family="text">
      <style:text-properties style:font-name="Comic Sans MS1" fo:font-size="24pt" style:font-size-asian="24pt" style:font-size-complex="24pt"/>
    </style:style>
    <style:style style:name="T3" style:family="text">
      <style:text-properties style:font-name="Comic Sans MS1" fo:font-size="26pt" style:font-size-asian="26pt" style:font-size-complex="26pt"/>
    </style:style>
    <style:style style:name="T4" style:family="text">
      <style:text-properties style:font-name="Comic Sans MS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3.3cm" svg:height="3.2cm" svg:x="23.9cm" svg:y="4.4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11.542cm" svg:height="4.4cm" svg:x="1.6cm" svg:y="8.4cm">
          <text:p text:style-name="P2"><text:span text:style-name="T1">OSS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1.542cm" svg:height="4.4cm" svg:x="16.058cm" svg:y="8.4cm">
          <text:p text:style-name="P2"><text:span text:style-name="T1">Forked kern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4.6cm" svg:y1="1.3cm" svg:x2="14.6cm" svg:y2="19.7cm">
          <text:p/>
        </draw:line>
        <draw:custom-shape draw:style-name="gr1" draw:text-style-name="P1" draw:layer="layout" svg:width="6.059cm" svg:height="5.875cm" svg:x="1.941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4" draw:layer="layout" svg:width="4.955cm" svg:height="1.428cm" svg:x="7.9cm" svg:y="18.172cm">
          <draw:text-box>
            <text:p><text:span text:style-name="T2">Many users</text:span></text:p>
          </draw:text-box>
        </draw:frame>
        <draw:custom-shape draw:style-name="gr1" draw:text-style-name="P1" draw:layer="layout" svg:width="6.059cm" svg:height="5.875cm" svg:x="1.9cm" svg:y="1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5" draw:text-style-name="P6" draw:layer="layout" svg:width="7.635cm" svg:height="1.53cm" svg:x="6.8cm" svg:y="5.9cm">
          <draw:text-box>
            <text:p text:style-name="P5"><text:span text:style-name="T3">Many developers</text:span></text:p>
          </draw:text-box>
        </draw:frame>
        <draw:custom-shape draw:style-name="gr1" draw:text-style-name="P1" draw:layer="layout" svg:width="2.4cm" svg:height="3cm" svg:x="3.8cm" svg:y="11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5cm" svg:x="3.7cm" svg:y="6.4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3.3cm" svg:height="3.2cm" svg:x="20.1cm" svg:y="15.3cm">
          <text:p/>
          <draw:enhanced-geometry svg:viewBox="0 0 21600 21600" draw:glue-points="10800 0 3163 3163 0 10800 3163 18437 10800 21600 18437 18437 21600 10800 18437 3163" draw:text-areas="3163 3163 18437 18437" draw:type="smiley" draw:modifiers="1551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" draw:text-style-name="P3" draw:layer="layout" svg:width="7.7cm" svg:height="3cm" svg:x="19.2cm" svg:y="10.7cm">
          <text:p text:style-name="P2"><text:span text:style-name="T1">Chang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4cm" svg:height="3.9cm" svg:x="24.3cm" svg:y="7.3cm">
          <text:p/>
          <draw:enhanced-geometry svg:viewBox="0 0 21600 21600" draw:text-areas="?f0 0 ?f2 ?f5" draw:type="down-arrow" draw:modifiers="13887.5649740104 5856.5597667638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4cm" svg:height="2.7cm" svg:x="20.6cm" svg:y="13.1cm">
          <text:p/>
          <draw:enhanced-geometry svg:viewBox="0 0 21600 21600" draw:text-areas="?f0 0 ?f2 ?f5" draw:type="down-arrow" draw:modifiers="14850.4998148834 5523.698458975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8" draw:layer="layout" svg:width="4.452cm" svg:height="1.237cm" svg:x="16.5cm" svg:y="18.272cm">
          <draw:text-box>
            <text:p text:style-name="P7"><text:span text:style-name="T4">A few users</text:span></text:p>
          </draw:text-box>
        </draw:frame>
        <draw:frame draw:style-name="gr5" draw:text-style-name="P4" draw:layer="layout" svg:width="6.213cm" svg:height="1.237cm" svg:x="22.5cm" svg:y="2.872cm">
          <draw:text-box>
            <text:p><text:span text:style-name="T4">A few developers</text:span></text:p>
          </draw:text-box>
        </draw:frame>
        <draw:custom-shape draw:style-name="gr2" draw:text-style-name="P3" draw:layer="layout" svg:width="5.6cm" svg:height="3.3cm" svg:x="11.9cm" svg:y="9.8cm">
          <text:p text:style-name="P2"><text:span text:style-name="T1">fork</text:span></text:p>
          <draw:enhanced-geometry svg:viewBox="0 0 21600 21600" draw:text-areas="0 ?f0 ?f5 ?f2" draw:type="right-arrow" draw:modifiers="14241.8853776111 5581.581338988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4" draw:layer="layout" svg:width="10.188cm" svg:height="1.428cm" svg:x="14.9cm" svg:y="1.4cm">
          <draw:text-box>
            <text:p><text:span text:style-name="T2">Forked software society</text:span></text:p>
          </draw:text-box>
        </draw:frame>
        <draw:frame draw:style-name="gr5" draw:text-style-name="P4" draw:layer="layout" svg:width="5.442cm" svg:height="1.428cm" svg:x="9.011cm" svg:y="1.4cm">
          <draw:text-box>
            <text:p><text:span text:style-name="T2">OSS society</text:span></text:p>
          </draw:text-box>
        </draw:frame>
        <draw:custom-shape draw:style-name="gr6" draw:text-style-name="P9" draw:layer="layout" svg:width="7.1cm" svg:height="4.4cm" svg:x="15.2cm" svg:y="3cm">
          <text:p text:style-name="P2"><text:span text:style-name="T2">Lower query on</text:span></text:p>
          <text:p text:style-name="P2"><text:span text:style-name="T2">whole kernel</text:span></text:p>
          <draw:enhanced-geometry svg:viewBox="0 0 21600 21600" draw:text-areas="800 800 20800 20800" draw:type="round-rectangular-callout" draw:modifiers="12982.5095057034 28731.28834355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標準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.1cm" svg:stroke-color="#000000" draw:marker-start-width="0.35cm" draw:marker-start-center="false" draw:marker-end-width="0.35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start-width="0.5cm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q_5f_draw" style:display-name="masterq_draw" style:family="graphic" style:parent-style-name="standard"/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3-07-04T14:17:04</meta:creation-date>
    <dc:date>2013-10-05T20:39:57.919187003</dc:date>
    <dc:creator>Okabe Kiwamu</dc:creator>
    <meta:editing-duration>PT3H2M48S</meta:editing-duration>
    <meta:editing-cycles>244</meta:editing-cycles>
    <meta:generator>LibreOffice/4.1.1.2$Linux_X86_64 LibreOffice_project/410m0$Build-2</meta:generator>
    <meta:document-statistic meta:object-count="20"/>
  </office:meta>
</office:document-meta>
</file>